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</text:span></text:p>
      <text:p text:style-name="P1"><text:span text:style-name="T1">Roll no: B4204 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Write a program to change case of given input (Upper, Lower, Sentence,Toggle) </text:span></text:p>
      <text:p text:style-name="P1"><text:span text:style-name="T4"/></text:p>
      <text:p text:style-name="P1"><text:span text:style-name="T5">*/ </text:span></text:p>
      <text:p text:style-name="P1"><text:span text:style-name="T6"/></text:p>
      <text:p text:style-name="P1"><text:span text:style-name="T6"/></text:p>
      <text:p text:style-name="P1"><text:span text:style-name="T7">%{ </text:span></text:p>
      <text:p text:style-name="P1"><text:span text:style-name="T7">#include&lt;stdio.h&gt; </text:span></text:p>
      <text:p text:style-name="P1"><text:span text:style-name="T7">int ch; int flag=0; char c; </text:span></text:p>
      <text:p text:style-name="P1"><text:span text:style-name="T7">FILE *f1,*f2; </text:span></text:p>
      <text:p text:style-name="P1"><text:span text:style-name="T7">%} </text:span></text:p>
      <text:p text:style-name="P1"><text:span text:style-name="T7">lower [a-zA-Z]|(\ )|\. </text:span></text:p>
      <text:p text:style-name="P1"><text:span text:style-name="T7">%% </text:span></text:p>
      <text:p text:style-name="P1"><text:span text:style-name="T7">{lower} {switch(ch) </text:span></text:p>
      <text:p text:style-name="P1"><text:span text:style-name="T7"><text:tab/><text:tab/>{<text:tab/>case 1: </text:span></text:p>
      <text:p text:style-name="P1"><text:span text:style-name="T7"><text:tab/><text:tab/><text:tab/><text:tab/>c=toupper(yytext[0]); </text:span></text:p>
      <text:p text:style-name="P1"><text:span text:style-name="T7"><text:tab/><text:tab/><text:tab/><text:tab/>printf("%c",c); </text:span></text:p>
      <text:p text:style-name="P1"><text:span text:style-name="T7"><text:tab/><text:tab/><text:tab/><text:tab/>fprintf(f2,"%c",c); </text:span></text:p>
      <text:p text:style-name="P1"><text:span text:style-name="T7"><text:tab/><text:tab/><text:tab/><text:tab/>break; </text:span></text:p>
      <text:p text:style-name="P1"><text:span text:style-name="T7"><text:tab/><text:tab/><text:tab/>case 2: </text:span></text:p>
      <text:p text:style-name="P1"><text:span text:style-name="T7"><text:tab/><text:tab/><text:tab/><text:tab/>c=tolower(yytext[0]); </text:span></text:p>
      <text:p text:style-name="P1"><text:span text:style-name="T7"><text:tab/><text:tab/><text:tab/><text:tab/>printf("%c",c); </text:span></text:p>
      <text:p text:style-name="P1"><text:span text:style-name="T7"><text:tab/><text:tab/><text:tab/><text:tab/>fprintf(f2,"%c",c); </text:span></text:p>
      <text:p text:style-name="P1"><text:span text:style-name="T7"><text:tab/><text:tab/><text:tab/><text:tab/>break; </text:span></text:p>
      <text:p text:style-name="P1"><text:span text:style-name="T7"><text:tab/><text:tab/><text:tab/>case 3: </text:span></text:p>
      <text:p text:style-name="P1"><text:span text:style-name="T7"><text:tab/><text:tab/><text:tab/><text:tab/>if(yytext[0] &gt;= 'a' &amp;&amp; yytext[0] &lt;= 'z')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c=toupper(yytext[0]); </text:span></text:p>
      <text:p text:style-name="P1"><text:span text:style-name="T7"><text:tab/><text:tab/><text:tab/><text:tab/>}<text:tab/> </text:span></text:p>
      <text:p text:style-name="P1"><text:span text:style-name="T7"><text:tab/><text:tab/><text:tab/><text:tab/>else if(yytext[0] &gt;= 'A' &amp;&amp; yytext[0] &lt;= 'Z')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c=tolower(yytext[0]); </text:span></text:p>
      <text:p text:style-name="P1"><text:span text:style-name="T7"><text:tab/><text:tab/><text:tab/><text:tab/>} </text:span></text:p>
      <text:p text:style-name="P1"><text:span text:style-name="T7"><text:tab/><text:tab/><text:tab/><text:tab/>else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c=yytext[0]; </text:span></text:p>
      <text:p text:style-name="P1"><text:span text:style-name="T7"><text:tab/><text:tab/><text:tab/><text:tab/>} </text:span></text:p>
      <text:p text:style-name="P1"><text:span text:style-name="T7"><text:tab/><text:tab/><text:tab/><text:tab/><text:tab/>printf("%c",c); </text:span></text:p>
      <text:p text:style-name="P1"><text:span text:style-name="T7"><text:tab/><text:tab/><text:tab/><text:tab/><text:tab/>fprintf(f2,"%c",c); </text:span></text:p>
      <text:p text:style-name="P1"><text:span text:style-name="T7"><text:tab/><text:tab/><text:tab/><text:tab/>break; </text:span></text:p>
      <text:p text:style-name="P1"><text:span text:style-name="T7"><text:tab/><text:tab/><text:tab/>case 4: </text:span></text:p>
      <text:p text:style-name="P1"><text:span text:style-name="T7"><text:tab/><text:tab/><text:tab/><text:tab/>if(yytext[0]=='.')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flag=0; </text:span></text:p>
      <text:p text:style-name="P1"><text:span text:style-name="T7"><text:tab/><text:tab/><text:tab/><text:tab/><text:tab/>c=yytext[0]; </text:span></text:p>
      <text:p text:style-name="P1"><text:span text:style-name="T7"><text:tab/><text:tab/><text:tab/><text:tab/><text:tab/>printf("%c",c); </text:span></text:p>
      <text:p text:style-name="P1"><text:span text:style-name="T7"><text:tab/><text:tab/><text:tab/><text:tab/><text:tab/>fprintf(f2,"%c",c); </text:span></text:p>
      <text:p text:style-name="P1"><text:span text:style-name="T7"><text:tab/><text:tab/><text:tab/><text:tab/><text:tab/>break; </text:span></text:p>
      <text:p text:style-name="P1"><text:span text:style-name="T7"><text:tab/><text:tab/><text:tab/><text:tab/>} </text:span></text:p>
      <text:p text:style-name="P1"><text:span text:style-name="T7"><text:tab/><text:tab/><text:tab/><text:tab/>if(flag==0 &amp;&amp; yytext[0] != ' ')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c=toupper(yytext[0]); </text:span></text:p>
      <text:p text:style-name="P1"><text:span text:style-name="T7"><text:tab/><text:tab/><text:tab/><text:tab/><text:tab/>flag=1; </text:span></text:p>
      <text:p text:style-name="P1"><text:span text:style-name="T7"><text:tab/><text:tab/><text:tab/><text:tab/>} </text:span></text:p>
      <text:p text:style-name="P1"><text:span text:style-name="T7"><text:tab/><text:tab/><text:tab/><text:tab/>else </text:span></text:p>
      <text:p text:style-name="P1"><text:span text:style-name="T7"><text:tab/><text:tab/><text:tab/><text:tab/>{ </text:span></text:p>
      <text:p text:style-name="P1"><text:span text:style-name="T7"><text:tab/><text:tab/><text:tab/><text:tab/><text:tab/>c=tolower(yytext[0]); </text:span></text:p>
      <text:p text:style-name="P1"><text:span text:style-name="T7"><text:tab/><text:tab/><text:tab/><text:tab/>} </text:span></text:p>
      <text:p text:style-name="P1"><text:span text:style-name="T7"><text:tab/><text:tab/><text:tab/><text:tab/>printf("%c",c); </text:span></text:p>
      <text:p text:style-name="P1"><text:span text:style-name="T7"><text:tab/><text:tab/><text:tab/><text:tab/>fprintf(f2,"%c",c); </text:span></text:p>
      <text:p text:style-name="P1"><text:span text:style-name="T7"><text:tab/><text:tab/><text:tab/><text:tab/>break; </text:span></text:p>
      <text:p text:style-name="P1"><text:span text:style-name="T7"><text:tab/><text:tab/>} </text:span></text:p>
      <text:p text:style-name="P1"><text:span text:style-name="T7"><text:tab/><text:tab/>} </text:span></text:p>
      <text:p text:style-name="P1"><text:span text:style-name="T7">%% </text:span></text:p>
      <text:p text:style-name="P1"><text:span text:style-name="T7">void main() </text:span></text:p>
      <text:p text:style-name="P1"><text:span text:style-name="T7">{ </text:span></text:p>
      <text:p text:style-name="P1"><text:span text:style-name="T7"><text:tab/>f1=fopen("A.C","r"); </text:span></text:p>
      <text:p text:style-name="P1"><text:span text:style-name="T7"><text:tab/>f2=fopen("B.C","w"); </text:span></text:p>
      <text:p text:style-name="P1"><text:span text:style-name="T7"><text:tab/>do </text:span></text:p>
      <text:p text:style-name="P1"><text:span text:style-name="T7"><text:tab/>{<text:tab/>f1=fopen("A.C","r");<text:tab/><text:tab/> </text:span></text:p>
      <text:p text:style-name="P1"><text:span text:style-name="T7"><text:tab/><text:tab/>yyin=f1; </text:span></text:p>
      <text:p text:style-name="P1"><text:span text:style-name="T7"><text:tab/><text:tab/>printf("\n1. TO UPPER\n2. TO LOWER\n3. TOGGLE\n4. SENTENCE"); </text:span></text:p>
      <text:p text:style-name="P1"><text:span text:style-name="T7"><text:tab/><text:tab/>printf("\nEnter your choice :: "); </text:span></text:p>
      <text:p text:style-name="P1"><text:span text:style-name="T7"><text:tab/><text:tab/>scanf("%d",&amp;ch); </text:span></text:p>
      <text:p text:style-name="P1"><text:span text:style-name="T7"><text:tab/><text:tab/>yylex(); </text:span></text:p>
      <text:p text:style-name="P1"><text:span text:style-name="T7"><text:tab/>}while(ch!=5); </text:span></text:p>
      <text:p text:style-name="P1"><text:span text:style-name="T7">} </text:span></text:p>
      <text:p text:style-name="P1"><text:span text:style-name="T8"/></text:p>
      <text:p text:style-name="P1"><text:span text:style-name="T8"/></text:p>
      <text:p text:style-name="P1"><text:span text:style-name="T9">INPUT FILE:<text:s text:c="3"/>A.c </text:span></text:p>
      <text:p text:style-name="P1"><text:span text:style-name="T10"/></text:p>
      <text:p text:style-name="P1"><text:span text:style-name="T11">#include&lt;stdio.h&gt; </text:span></text:p>
      <text:p text:style-name="P1"><text:span text:style-name="T11">void main() </text:span></text:p>
      <text:p text:style-name="P1"><text:span text:style-name="T11">{ </text:span></text:p>
      <text:p text:style-name="P1"><text:span text:style-name="T11">printf("MiTcOe PuNe"); </text:span></text:p>
      <text:p text:style-name="P1"><text:span text:style-name="T11">} </text:span></text:p>
      <text:p text:style-name="P1"><text:span text:style-name="T12"/></text:p>
      <text:p text:style-name="P1"><text:span text:style-name="T12"/></text:p>
      <text:p text:style-name="P1"><text:span text:style-name="T13">OUTPUT: </text:span></text:p>
      <text:p text:style-name="P1"><text:span text:style-name="T14"/></text:p>
      <text:p text:style-name="P1"><text:span text:style-name="T15">ccompl04-27@ccompl0427:~/Desktop$ lex lex5.l </text:span></text:p>
      <text:p text:style-name="P1"><text:span text:style-name="T15">ccompl04-27@ccompl0427:~/Desktop$ cc lex.yy.c -ll </text:span></text:p>
      <text:p text:style-name="P1"><text:span text:style-name="T15">ccompl04-27@ccompl0427:~/Desktop$ ./a.out </text:span></text:p>
      <text:p text:style-name="P1"><text:span text:style-name="T16"/></text:p>
      <text:p text:style-name="P1"><text:span text:style-name="T17">1. TO UPPER </text:span></text:p>
      <text:p text:style-name="P1"><text:span text:style-name="T17">2. TO LOWER </text:span></text:p>
      <text:p text:style-name="P1"><text:span text:style-name="T17">3. TOGGLE </text:span></text:p>
      <text:p text:style-name="P1"><text:span text:style-name="T17">4. SENTENCE </text:span></text:p>
      <text:p text:style-name="P1"><text:span text:style-name="T17">Enter your choice :: 1 </text:span></text:p>
      <text:p text:style-name="P1"><text:span text:style-name="T17">#INCLUDE&lt;STDIO.H&gt; </text:span></text:p>
      <text:p text:style-name="P1"><text:span text:style-name="T17">VOID MAIN() </text:span></text:p>
      <text:p text:style-name="P1"><text:span text:style-name="T17">{ </text:span></text:p>
      <text:p text:style-name="P1"><text:span text:style-name="T17">PRINTF("MITCOE PUNE"); </text:span></text:p>
      <text:p text:style-name="P1"><text:span text:style-name="T17">} </text:span></text:p>
      <text:p text:style-name="P1"><text:span text:style-name="T18"/></text:p>
      <text:p text:style-name="P1"><text:span text:style-name="T19">1. TO UPPER </text:span></text:p>
      <text:p text:style-name="P1"><text:span text:style-name="T19">2. TO LOWER </text:span></text:p>
      <text:p text:style-name="P1"><text:span text:style-name="T19">3. TOGGLE </text:span></text:p>
      <text:p text:style-name="P1"><text:span text:style-name="T19">4. SENTENCE </text:span></text:p>
      <text:p text:style-name="P1"><text:span text:style-name="T19">Enter your choice :: 2 </text:span></text:p>
      <text:p text:style-name="P1"><text:span text:style-name="T19">#include&lt;stdio.h&gt; </text:span></text:p>
      <text:p text:style-name="P1"><text:span text:style-name="T19">void main() </text:span></text:p>
      <text:p text:style-name="P1"><text:span text:style-name="T19">{ </text:span></text:p>
      <text:p text:style-name="P1"><text:span text:style-name="T19">printf("mitcoe pune"); </text:span></text:p>
      <text:p text:style-name="P1"><text:span text:style-name="T19">} </text:span></text:p>
      <text:p text:style-name="P1"><text:span text:style-name="T20"/></text:p>
      <text:p text:style-name="P1"><text:span text:style-name="T21">1. TO UPPER </text:span></text:p>
      <text:p text:style-name="P1"><text:span text:style-name="T21">2. TO LOWER </text:span></text:p>
      <text:p text:style-name="P1"><text:span text:style-name="T21">3. TOGGLE </text:span></text:p>
      <text:p text:style-name="P1"><text:span text:style-name="T21">4. SENTENCE </text:span></text:p>
      <text:p text:style-name="P1"><text:span text:style-name="T21">Enter your choice :: 3 </text:span></text:p>
      <text:p text:style-name="P1"><text:span text:style-name="T21">#INCLUDE&lt;STDIO.H&gt; </text:span></text:p>
      <text:p text:style-name="P1"><text:span text:style-name="T21">VOID MAIN() </text:span></text:p>
      <text:p text:style-name="P1"><text:span text:style-name="T21">{ </text:span></text:p>
      <text:p text:style-name="P1"><text:span text:style-name="T21">PRINTF("mItCoE pUnE"); </text:span></text:p>
      <text:p text:style-name="P1"><text:span text:style-name="T21">} </text:span></text:p>
      <text:p text:style-name="P1"><text:span text:style-name="T22"/></text:p>
      <text:p text:style-name="P1"><text:span text:style-name="T23">1. TO UPPER </text:span></text:p>
      <text:p text:style-name="P1"><text:span text:style-name="T23">2. TO LOWER </text:span></text:p>
      <text:p text:style-name="P1"><text:span text:style-name="T23">3. TOGGLE </text:span></text:p>
      <text:p text:style-name="P1"><text:span text:style-name="T23">4. SENTENCE </text:span></text:p>
      <text:p text:style-name="P1"><text:span text:style-name="T23">Enter your choice :: 4 </text:span></text:p>
      <text:p text:style-name="P1"><text:span text:style-name="T23">#Include&lt;stdio.H&gt; </text:span></text:p>
      <text:p text:style-name="P1"><text:span text:style-name="T23">void main() </text:span></text:p>
      <text:p text:style-name="P1"><text:span text:style-name="T23">{ </text:span></text:p>
      <text:p text:style-name="P1"><text:span text:style-name="T23">printf("mitcoe pune"); </text:span></text:p>
      <text:p text:style-name="P1"><text:span text:style-name="T23">} </text:span></text:p>
      <text:p text:style-name="P1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